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1.032cm"/>
    </style:style>
    <style:style style:name="Tabela1.B" style:family="table-column">
      <style:table-column-properties style:column-width="8.255cm"/>
    </style:style>
    <style:style style:name="Tabela1.C" style:family="table-column">
      <style:table-column-properties style:column-width="3.995cm"/>
    </style:style>
    <style:style style:name="Tabela1.D" style:family="table-column">
      <style:table-column-properties style:column-width="3.228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l" fo:country="PL" style:font-size-asian="12pt" style:font-size-complex="12pt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language="pl" fo:country="PL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language="pl" fo:country="PL"/>
    </style:style>
    <style:style style:name="P4" style:family="paragraph" style:parent-style-name="Subtitle">
      <style:paragraph-properties fo:line-height="115%" fo:text-align="center" style:justify-single-word="false" fo:break-before="auto" fo:break-after="auto" style:writing-mode="lr-tb"/>
      <style:text-properties fo:language="pl" fo:country="P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1.958cm" style:auto-text-indent="false" fo:break-before="auto" fo:break-after="auto" style:writing-mode="lr-tb"/>
      <style:text-properties fo:font-size="12pt" fo:language="pl" fo:country="PL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l" fo:country="P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l" fo:country="P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Title">
      <style:paragraph-properties fo:line-height="115%" fo:text-align="center" style:justify-single-word="false" style:writing-mode="lr-tb"/>
      <style:text-properties fo:language="pl" fo:country="PL" officeooo:paragraph-rsid="00039ae2"/>
    </style:style>
    <style:style style:name="P13" style:family="paragraph" style:parent-style-name="Subtitle">
      <style:paragraph-properties fo:line-height="115%" fo:text-align="center" style:justify-single-word="false" style:writing-mode="lr-tb"/>
      <style:text-properties fo:language="pl" fo:country="PL" officeooo:rsid="00039ae2" officeooo:paragraph-rsid="00039ae2"/>
    </style:style>
    <style:style style:name="P14" style:family="paragraph" style:parent-style-name="Subtitle">
      <style:paragraph-properties fo:text-align="center" style:justify-single-word="false"/>
      <style:text-properties fo:language="pl" fo:country="PL" officeooo:rsid="00039ae2" officeooo:paragraph-rsid="00039ae2"/>
    </style:style>
    <style:style style:name="P15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fo:font-size="12pt" fo:language="pl" fo:country="PL" style:font-size-asian="12pt" style:font-size-complex="12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fo:language="pl" fo:country="PL"/>
    </style:style>
    <style:style style:name="P17" style:family="paragraph" style:parent-style-name="Heading_20_1">
      <style:paragraph-properties fo:line-height="115%" fo:break-before="auto" fo:break-after="auto" style:writing-mode="lr-tb"/>
      <style:text-properties fo:language="pl" fo:country="PL"/>
    </style:style>
    <style:style style:name="P18" style:family="paragraph" style:parent-style-name="Heading_20_1">
      <style:paragraph-properties fo:line-height="115%" fo:break-before="page" style:writing-mode="lr-tb"/>
      <style:text-properties fo:language="pl" fo:country="PL"/>
    </style:style>
    <style:style style:name="P19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pl" fo:country="PL" officeooo:rsid="00039ae2" officeooo:paragraph-rsid="00039ae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39ae2"/>
    </style:style>
    <style:style style:name="T3" style:family="text">
      <style:text-properties officeooo:rsid="0005d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Zaawansowane programowanie w C++</text:p>
      <text:p text:style-name="P12">Prosty symulator ruchu miejskiego</text:p>
      <text:p text:style-name="P14">Dokumentacja wstępna</text:p>
      <text:p text:style-name="P4"><text:bookmark text:name="h.eimgwm6ruwql"/>Bogdan Shkola<text:line-break/>Andrii Khmelovskyi<text:line-break/>Wojciech Ceret</text:p>
      <text:p text:style-name="P13">21.10.2014 r.</text:p>
      <text:h text:style-name="P17" text:outline-level="10"><text:bookmark text:name="h.wa2pp2igv8d"/>Cel:</text:h>
      <text:p text:style-name="P1">Celem projektu jest zaprojektowanie oraz implementacja prostego symulatora ruchu drogowego w mieście. Program ma pozwalać na stworzenie prostego modelu miasta złożonego z kilku ulic, po których będą poruszać się pojazdy oraz piesi, a także na rejestrację stanu modelowanego układu. Informacje zebrane w trakcie działania będą mogły posłużyć jako dane wejściowe innych systemów.</text:p>
      <text:p text:style-name="P1">Projekt zakłada stworzenie graficznego interfejsu użytkownika.</text:p>
      <text:h text:style-name="P17" text:outline-level="10"><text:bookmark text:name="h.f5y3euu6nnxq"/>Funkcjonalność aplikacji:</text:h>
      <text:list xml:id="list7092110724685319710" text:style-name="LS1">
        <text:list-item>
          <text:p text:style-name="P15">Edytor schematu miasta:</text:p>
          <text:list>
            <text:list-item>
              <text:p text:style-name="P15">wyznaczanie ulic,</text:p>
            </text:list-item>
            <text:list-item>
              <text:p text:style-name="P15">rozmieszczanie samochodów (2 typy) oraz pieszych,</text:p>
            </text:list-item>
            <text:list-item>
              <text:p text:style-name="P15">definiowanie punktu docelowego dla każdego samochodu oraz pieszego,</text:p>
            </text:list-item>
            <text:list-item>
              <text:p text:style-name="P15">rozmieszczanie oraz konfiguracja kamer,</text:p>
            </text:list-item>
            <text:list-item>
              <text:p text:style-name="P15">zapisywanie wyników pracy do pliku.</text:p>
            </text:list-item>
          </text:list>
        </text:list-item>
        <text:list-item>
          <text:p text:style-name="P15">Symulacja ruchu miejskiego w czasie rzeczywistym.</text:p>
        </text:list-item>
        <text:list-item>
          <text:p text:style-name="P16"><text:span text:style-name="T1">Automatyczne znalezienie najkrótszej drogi dla każdego z samochodów i </text:span><text:span text:style-name="T2">p</text:span><text:span text:style-name="T1">ieszych.</text:span></text:p>
        </text:list-item>
        <text:list-item>
          <text:p text:style-name="P15">Wykrywanie obiektu przez kamerę wraz z zapisem informacji o zdarzeniu w bazie danych.</text:p>
        </text:list-item>
        <text:list-item>
          <text:p text:style-name="P15">Odczyt informacji z bazy danych.</text:p>
        </text:list-item>
        <text:list-item>
          <text:p text:style-name="P15">Prezentacja stanu aplikacji oraz wyników symulacji za pośrednictwem graficznego interfejsu użytkownika.</text:p>
        </text:list-item>
      </text:list>
      <text:h text:style-name="P17" text:outline-level="10"><text:bookmark text:name="h.o1f3wox32i94"/>Opis aplikacji:</text:h>
      <text:p text:style-name="P5">Aplikacja będzie realizować funkcję symulatora ruchu miejskiego. Założeniem jest modelowanie ruchu dwóch typów samochodów oraz pieszych. Modelowany ruch drogowy będzie obserwowany przez kamery monitoringu miejskiego. Dane pochodzące z obserwacji będą zapisywane w bazie danych, co umożliwiać będzie ich późniejsze przetwarzanie przez inne, kompatybilne systemy.</text:p>
      <text:p text:style-name="P5"><text:soft-page-break/>Miasto, na planie siatki kwadratowej, składać się będzie z prostych ulic, przecinających się pod kątem prostym. Projektowanie miasta zakłada umieszczanie fragmentów drogi na kolejnych kwadratach siatki. Na podstawie rodzaju sąsiednich elementów program będzie automatycznie wybierał typ drogi. Istnieć będą 4 typy dróg: prosta, skrzyżowanie typu X, skrzyżowanie typu T, ślepa uliczka. Każda z ulic składać się będzie z dwupasmowej jezdni (po jednym pasie dla każdego kierunku) oraz z chodnika po każdej stronie jezdni. Przy każdym skrzyżowaniu będą istnieć przejścia dla pieszych.</text:p>
      <text:p text:style-name="P5">Po mieście będą poruszać się dwa typy pojazdów oraz piesi. Wszystkie obiekty będą korzystać z przeznaczonych dla nich pasów drogi (samochody z jezdni, piesi z chodnika). Każdy będzie miał ręcznie określony cel przejazdu/przejścia, natomiast trasa będzie wyznaczana automatycznie. Typy pojazdów będą charakteryzować się różnymi średnimi prędkościami. Zakłada się dynamiczne dostosowanie prędkości ruchu do położenia na drodze (np. zwalnianie przed <text:span text:style-name="T3">skrzyżowaniem</text:span>). Projekt nie zakłada implementacji wykrywania kolizji - pojazdy i piesi będą się przenikać.</text:p>
      <text:p text:style-name="P5">W mieście mogą zostać zainstalowane kamery monitoringu miejskiego. Każda z kamer obserwuje ruch drogowy i co określony czas generuje informację o zarejestrowanych obiektach (współrzędne, typ, odległość). Kamera posiada unikatowe właściwości takie, jak położenie, kierunek obserwacji, kąt widzenia i zasięg. Zakłada się, że im dalej od kamery będzie znajdował się zarejestrowany obiekt, tym mniej dokładne będą zebrane informacje. Jeżeli obiekt pozostanie poza zasięgiem kamery, nie zostanie zarejestrowany.</text:p>
      <text:p text:style-name="P5">Wszystkie dane zbierane przez system monitoringu miejskiego będą składowane w bazie danych. </text:p>
      <text:p text:style-name="P5">Interfejs aplikacji będzie składał się z trzech elementów: edytora miasta, symulatora oraz prostej przeglądarki rekordów w bazie danych.</text:p>
      <text:p text:style-name="P5">Edytor miasta będzie udostępniał możliwość stworzenia planu ulic, ustawienia pojazdów i pieszych wraz z określeniem celów przejazdów/przejść oraz konfigurację i rozmieszczenie kamer. Wyniki pracy będzie można zapisać do pliku oraz wczytać uprzednio utworzony projekt.</text:p>
      <text:p text:style-name="P5">Symulator będzie w czasie rzeczywistym modelował stan ruchu w mieście. Bieżący stan będzie wizualizowany. Poruszające się obiekty będą animowane.</text:p>
      <text:p text:style-name="P5">Przeglądarka rekordów w bazie danych będzie udostępniać podstawową funkcjonalność, pozwalającą na zapoznanie się z zebranymi danymi.</text:p>
      <text:h text:style-name="P18" text:outline-level="10"><text:bookmark text:name="h.p23x49id105m"/>Lista zadań z szacowanym czasem realizacji:</text:h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6">Zadania</text:p>
          </table:table-cell>
          <table:table-cell table:style-name="Tabela1.A1" office:value-type="string">
            <text:p text:style-name="P6">Osoba odpowiedzialna</text:p>
          </table:table-cell>
          <table:table-cell table:style-name="Tabela1.A1" office:value-type="string">
            <text:p text:style-name="P6">Szacowany czas realizacji</text:p>
          </table:table-cell>
        </table:table-row>
        <table:table-row>
          <table:table-cell table:style-name="Tabela1.A1" office:value-type="string">
            <text:p text:style-name="P8">1.</text:p>
          </table:table-cell>
          <table:table-cell table:style-name="Tabela1.A1" office:value-type="string">
            <text:p text:style-name="P8">Utworzenie struktury programu</text:p>
          </table:table-cell>
          <table:table-cell table:style-name="Tabela1.A1" office:value-type="string">
            <text:p text:style-name="P9">Bogdan Shkola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2.</text:p>
          </table:table-cell>
          <table:table-cell table:style-name="Tabela1.A1" office:value-type="string">
            <text:p text:style-name="P8">GUI programu (panele, przyciski, etc.)</text:p>
          </table:table-cell>
          <table:table-cell table:style-name="Tabela1.A1" office:value-type="string">
            <text:p text:style-name="P9">Bogdan Shkola</text:p>
          </table:table-cell>
          <table:table-cell table:style-name="Tabela1.A1" office:value-type="string">
            <text:p text:style-name="P9">4h</text:p>
          </table:table-cell>
        </table:table-row>
        <table:table-row>
          <table:table-cell table:style-name="Tabela1.A1" office:value-type="string">
            <text:p text:style-name="P8">3.</text:p>
          </table:table-cell>
          <table:table-cell table:style-name="Tabela1.A1" office:value-type="string">
            <text:p text:style-name="P8">Zaprojektowanie struktur danych mapy miasta</text:p>
          </table:table-cell>
          <table:table-cell table:style-name="Tabela1.A1" office:value-type="string">
            <text:p text:style-name="P9">Wojciech Ceret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4.</text:p>
          </table:table-cell>
          <table:table-cell table:style-name="Tabela1.A1" office:value-type="string">
            <text:p text:style-name="P8">GUI schematu miasta</text:p>
          </table:table-cell>
          <table:table-cell table:style-name="Tabela1.A1" office:value-type="string">
            <text:p text:style-name="P9">Bogdan Shkola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5.</text:p>
          </table:table-cell>
          <table:table-cell table:style-name="Tabela1.A1" office:value-type="string">
            <text:p text:style-name="P8">Zaprojektowanie struktury grafu połączeń drogowych</text:p>
          </table:table-cell>
          <table:table-cell table:style-name="Tabela1.A1" office:value-type="string">
            <text:p text:style-name="P9">Andrii Khmelovskyi</text:p>
          </table:table-cell>
          <table:table-cell table:style-name="Tabela1.A1" office:value-type="string">
            <text:p text:style-name="P9">2h</text:p>
          </table:table-cell>
        </table:table-row>
        <table:table-row>
          <table:table-cell table:style-name="Tabela1.A1" office:value-type="string">
            <text:p text:style-name="P8">6.</text:p>
          </table:table-cell>
          <table:table-cell table:style-name="Tabela1.A1" office:value-type="string">
            <text:p text:style-name="P8">Opracowanie konwertera struktur danych (mapa ⇔ graf)</text:p>
          </table:table-cell>
          <table:table-cell table:style-name="Tabela1.A1" office:value-type="string">
            <text:p text:style-name="P9">Andrii Khmelovskyi</text:p>
          </table:table-cell>
          <table:table-cell table:style-name="Tabela1.A1" office:value-type="string">
            <text:p text:style-name="P9">4h</text:p>
          </table:table-cell>
        </table:table-row>
        <table:table-row>
          <table:table-cell table:style-name="Tabela1.A1" office:value-type="string">
            <text:p text:style-name="P8">7.</text:p>
          </table:table-cell>
          <table:table-cell table:style-name="Tabela1.A1" office:value-type="string">
            <text:p text:style-name="P8">Opracowanie klas dla obiektów ruchomych</text:p>
          </table:table-cell>
          <table:table-cell table:style-name="Tabela1.A1" office:value-type="string">
            <text:p text:style-name="P9">Wojciech Ceret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8.</text:p>
          </table:table-cell>
          <table:table-cell table:style-name="Tabela1.A1" office:value-type="string">
            <text:p text:style-name="P8">Opracowanie klasy kamery</text:p>
          </table:table-cell>
          <table:table-cell table:style-name="Tabela1.A1" office:value-type="string">
            <text:p text:style-name="P9">Wojciech Ceret</text:p>
          </table:table-cell>
          <table:table-cell table:style-name="Tabela1.A1" office:value-type="string">
            <text:p text:style-name="P9">1h</text:p>
          </table:table-cell>
        </table:table-row>
        <table:table-row>
          <table:table-cell table:style-name="Tabela1.A1" office:value-type="string">
            <text:p text:style-name="P8">9.</text:p>
          </table:table-cell>
          <table:table-cell table:style-name="Tabela1.A1" office:value-type="string">
            <text:p text:style-name="P8">Zapis/odczyt struktur danych do/z plików</text:p>
          </table:table-cell>
          <table:table-cell table:style-name="Tabela1.A1" office:value-type="string">
            <text:p text:style-name="P9">Wojciech Ceret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10.</text:p>
          </table:table-cell>
          <table:table-cell table:style-name="Tabela1.A1" office:value-type="string">
            <text:p text:style-name="P8">Algorytm wyszukiwania drogi</text:p>
          </table:table-cell>
          <table:table-cell table:style-name="Tabela1.A1" office:value-type="string">
            <text:p text:style-name="P9">Andrii Khmelovskyi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11.</text:p>
          </table:table-cell>
          <table:table-cell table:style-name="Tabela1.A1" office:value-type="string">
            <text:p text:style-name="P8">Opracowanie i implementacja algorytmu wykrywania obiektów przez kamery</text:p>
          </table:table-cell>
          <table:table-cell table:style-name="Tabela1.A1" office:value-type="string">
            <text:p text:style-name="P9">Wojciech Ceret</text:p>
          </table:table-cell>
          <table:table-cell table:style-name="Tabela1.A1" office:value-type="string">
            <text:p text:style-name="P9">4h</text:p>
          </table:table-cell>
        </table:table-row>
        <table:table-row>
          <table:table-cell table:style-name="Tabela1.A1" office:value-type="string">
            <text:p text:style-name="P8">12.</text:p>
          </table:table-cell>
          <table:table-cell table:style-name="Tabela1.A1" office:value-type="string">
            <text:p text:style-name="P8">Opracowanie modułu wprowadzającego niedokładność pomiaru kamery</text:p>
          </table:table-cell>
          <table:table-cell table:style-name="Tabela1.A1" office:value-type="string">
            <text:p text:style-name="P9">Wojciech Ceret</text:p>
          </table:table-cell>
          <table:table-cell table:style-name="Tabela1.A1" office:value-type="string">
            <text:p text:style-name="P9">2h</text:p>
          </table:table-cell>
        </table:table-row>
        <table:table-row>
          <table:table-cell table:style-name="Tabela1.A1" office:value-type="string">
            <text:p text:style-name="P8">13.</text:p>
          </table:table-cell>
          <table:table-cell table:style-name="Tabela1.A1" office:value-type="string">
            <text:p text:style-name="P8">Zapis/odczyt do/z bazy danych</text:p>
          </table:table-cell>
          <table:table-cell table:style-name="Tabela1.A1" office:value-type="string">
            <text:p text:style-name="P9">Andrii Khmelovskyi</text:p>
          </table:table-cell>
          <table:table-cell table:style-name="Tabela1.A1" office:value-type="string">
            <text:p text:style-name="P9">3h</text:p>
          </table:table-cell>
        </table:table-row>
        <table:table-row>
          <table:table-cell table:style-name="Tabela1.A1" office:value-type="string">
            <text:p text:style-name="P8">14.</text:p>
          </table:table-cell>
          <table:table-cell table:style-name="Tabela1.A1" office:value-type="string">
            <text:p text:style-name="P8">Prezentacja danych z bazy</text:p>
          </table:table-cell>
          <table:table-cell table:style-name="Tabela1.A1" office:value-type="string">
            <text:p text:style-name="P9">Andrii Khmelovskyi</text:p>
          </table:table-cell>
          <table:table-cell table:style-name="Tabela1.A1" office:value-type="string">
            <text:p text:style-name="P9">5h</text:p>
          </table:table-cell>
        </table:table-row>
        <table:table-row>
          <table:table-cell table:style-name="Tabela1.A1" office:value-type="string">
            <text:p text:style-name="P8">15.</text:p>
          </table:table-cell>
          <table:table-cell table:style-name="Tabela1.A1" office:value-type="string">
            <text:p text:style-name="P8">Opracowanie i implementacja silnika symulacji</text:p>
          </table:table-cell>
          <table:table-cell table:style-name="Tabela1.A1" office:value-type="string">
            <text:p text:style-name="P9">cały zespół</text:p>
          </table:table-cell>
          <table:table-cell table:style-name="Tabela1.A1" office:value-type="string">
            <text:p text:style-name="P9">8h</text:p>
          </table:table-cell>
        </table:table-row>
        <table:table-row>
          <table:table-cell table:style-name="Tabela1.A1" office:value-type="string">
            <text:p text:style-name="P8">16.</text:p>
          </table:table-cell>
          <table:table-cell table:style-name="Tabela1.A1" office:value-type="string">
            <text:p text:style-name="P8">Implementacja animacji symulacji</text:p>
          </table:table-cell>
          <table:table-cell table:style-name="Tabela1.A1" office:value-type="string">
            <text:p text:style-name="P9">Bogdan Shkola</text:p>
          </table:table-cell>
          <table:table-cell table:style-name="Tabela1.A1" office:value-type="string">
            <text:p text:style-name="P9">5h</text:p>
          </table:table-cell>
        </table:table-row>
        <table:table-row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7">Razem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6">56h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635cm" text:min-label-width="0.635cm"/>
      </text:list-level-style-number>
      <text:list-level-style-number text:level="2" text:style-name="List1Level1" style:num-suffix=")" style:num-format="a">
        <style:list-level-properties text:space-before="1.905cm" text:min-label-width="0.635cm"/>
      </text:list-level-style-number>
      <text:list-level-style-number text:level="3" text:style-name="List1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)" style:num-format="1">
        <style:list-level-properties text:space-before="4.445cm" text:min-label-width="0.635cm"/>
      </text:list-level-style-number>
      <text:list-level-style-number text:level="5" text:style-name="List1Level4" style:num-suffix=")" style:num-format="a">
        <style:list-level-properties text:space-before="5.715cm" text:min-label-width="0.635cm"/>
      </text:list-level-style-number>
      <text:list-level-style-number text:level="6" text:style-name="List1Level5" style:num-suffix=")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4</meta:editing-cycles>
    <dc:date>2015-01-22T01:54:48.813898268</dc:date>
    <meta:editing-duration>P0D</meta:editing-duration>
    <meta:document-statistic meta:table-count="1" meta:image-count="0" meta:object-count="0" meta:page-count="3" meta:paragraph-count="100" meta:word-count="680" meta:character-count="5036" meta:non-whitespace-character-count="4466"/>
  </office:meta>
</office:document-meta>
</file>